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2c7a" officeooo:paragraph-rsid="00132c7a"/>
    </style:style>
    <style:style style:name="P2" style:family="paragraph" style:parent-style-name="Table_20_Contents">
      <style:paragraph-properties style:line-height-at-least="0.529cm"/>
      <style:text-properties fo:color="#24292e" style:font-name="SFMono-Regular" fo:font-size="9pt"/>
    </style:style>
    <style:style style:name="P3" style:family="paragraph" style:parent-style-name="Table_20_Contents">
      <style:text-properties fo:font-size="2pt" style:font-size-asian="2pt" style:font-size-complex="2pt"/>
    </style:style>
    <style:style style:name="T1" style:family="text">
      <style:text-properties fo:color="#032f62"/>
    </style:style>
    <style:style style:name="T2" style:family="text">
      <style:text-properties fo:color="#005cc5"/>
    </style:style>
    <style:style style:name="T3" style:family="text">
      <style:text-properties officeooo:rsid="0014bf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is paper we tried to provide an overview of linear mixed effects models. After giving a brief introduction into the theory of LMMs, we explained why restricted maximum likelihood is the superior estimation technique to get unbiased estimators. In the simulation part we proved that the LMMs fixed effects estimators are unbiased and that their properties improve with increasing data.</text:p>
      <text:p text:style-name="P1">As we showed in the application part of this paper, LMMs can perform better than classical regression models when we treat data shows grouped structures. <text:span text:style-name="T3">Eventhough it is debatable when to use fixed effects instead of random effects, as the literature on this topic shows, w</text:span>e can conclude, that LMMs are a powerful tool w<text:span text:style-name="T3">hen one wants to include both kinds of effects.</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3:49:16.752000000</meta:creation-date>
    <dc:date>2019-02-26T14:02:33.445000000</dc:date>
    <meta:editing-duration>PT2M56S</meta:editing-duration>
    <meta:editing-cycles>1</meta:editing-cycles>
    <meta:document-statistic meta:table-count="0" meta:image-count="0" meta:object-count="0" meta:page-count="1" meta:paragraph-count="2" meta:word-count="124" meta:character-count="757" meta:non-whitespace-character-count="635"/>
    <meta:generator>LibreOffice/6.1.4.2$Windows_x86 LibreOffice_project/9d0f32d1f0b509096fd65e0d4bec26ddd1938fd3</meta:generator>
  </office:meta>
</office:document-meta>
</file>